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bberComponentSupport.setMarshaler( Jabber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ComponentSupport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ComponentSupport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ComponentSupport.setResource( String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ComponentSupport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ComponentSupport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ComponentSupport.setLogin( boolean lo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ComponentSupport.processPacket( Packet pack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bberComponentSupport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bberComponentSupport.setConnection( XMPP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ComponentSupport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ComponentSupport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ComponentSupport.isLo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ComponentSupport.start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JabberComponentSupport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ComponentSupport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ComponentSupport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ComponentSupport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ComponentSupport.ge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ComponentSupport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